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deItemLocationProfile-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deItemLocationProfile">
            <text:p>TradeItemLocationProfile</text:p>
          </table:table-cell>
          <table:table-cell table:style-name="ce7" office:value-type="string" office:string-value="Trade Item Location Profile. Details">
            <text:p>Trade Item Location Profile. Details</text:p>
          </table:table-cell>
          <table:table-cell table:style-name="ce7" office:value-type="string" office:string-value=""/>
          <table:table-cell table:style-name="ce7" office:value-type="string" office:string-value="Trade Item Location Profile">
            <text:p>Trade Item Location Profil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TradeItem Information Request">
            <text:p>TradeItem Information Request</text:p>
          </table:table-cell>
          <table:table-cell table:style-name="ce7" office:value-type="string" office:string-value=""/>
          <table:table-cell table:style-name="ce7" office:value-type="string" office:string-value="ABIE">
            <text:p>ABIE</text:p>
          </table:table-cell>
          <table:table-cell table:style-name="ce7" office:value-type="string" office:string-value="A document specifying trade item attributes relating to replenishment policies.">
            <text:p>A document specifying trade item attributes relating to replenishment policies.</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lan">
            <text:p>Plan</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Trade Item Location Profile. UBL Version Identifier. Identifier">
            <text:p>Trade Item Location Profile. UBL Version Identifier. Identifier</text:p>
          </table:table-cell>
          <table:table-cell table:style-name="ce8" office:value-type="string" office:string-value=""/>
          <table:table-cell office:value-type="string" table:style-name="ce8" office:string-value="Trade Item Location Profile">
            <text:p>Trade Item Location Profil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8" office:string-value="2.0.5">
            <text:p>2.0.5</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Trade Item Location Profile. Customization Identifier. Identifier">
            <text:p>Trade Item Location Profile. Customization Identifier. Identifier</text:p>
          </table:table-cell>
          <table:table-cell table:style-name="ce8" office:value-type="string" office:string-value=""/>
          <table:table-cell office:value-type="string" table:style-name="ce8" office:string-value="Trade Item Location Profile">
            <text:p>Trade Item Location Profil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office:value-type="string" table:style-name="ce8" office:string-value="NES">
            <text:p>NE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Trade Item Location Profile. Profile Identifier. Identifier">
            <text:p>Trade Item Location Profile. Profile Identifier. Identifier</text:p>
          </table:table-cell>
          <table:table-cell table:style-name="ce8" office:value-type="string" office:string-value=""/>
          <table:table-cell office:value-type="string" table:style-name="ce8" office:string-value="Trade Item Location Profile">
            <text:p>Trade Item Location Profil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office:value-type="string" table:style-name="ce8" office:string-value="BasicProcurementProcess">
            <text:p>BasicProcurementProcess</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Trade Item Location Profile. Profile Execution Identifier. Identifier">
            <text:p>Trade Item Location Profile. Profile Execution Identifier. Identifier</text:p>
          </table:table-cell>
          <table:table-cell table:style-name="ce8" office:value-type="string" office:string-value=""/>
          <table:table-cell office:value-type="string" table:style-name="ce8" office:string-value="Trade Item Location Profile">
            <text:p>Trade Item Location Profil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8" office:string-value="BPP-1001">
            <text:p>BPP-1001</text:p>
          </table:table-cell>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Trade Item Location Profile. Identifier">
            <text:p>Trade Item Location Profile. Identifier</text:p>
          </table:table-cell>
          <table:table-cell table:style-name="ce8" office:value-type="string" office:string-value=""/>
          <table:table-cell office:value-type="string" table:style-name="ce8" office:string-value="Trade Item Location Profile">
            <text:p>Trade Item Location Profil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Trade Item Location Profile. Copy_ Indicator. Indicator">
            <text:p>Trade Item Location Profile. Copy_ Indicator. Indicator</text:p>
          </table:table-cell>
          <table:table-cell table:style-name="ce8" office:value-type="string" office:string-value=""/>
          <table:table-cell office:value-type="string" table:style-name="ce8" office:string-value="Trade Item Location Profile">
            <text:p>Trade Item Location Profile</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Trade Item Location Profile. UUID. Identifier">
            <text:p>Trade Item Location Profile. UUID. Identifier</text:p>
          </table:table-cell>
          <table:table-cell table:style-name="ce8" office:value-type="string" office:string-value=""/>
          <table:table-cell office:value-type="string" table:style-name="ce8" office:string-value="Trade Item Location Profile">
            <text:p>Trade Item Location Profil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8" office:string-value="Trade Item Location Profile. Issue Date. Date">
            <text:p>Trade Item Location Profile. Issue Date. Date</text:p>
          </table:table-cell>
          <table:table-cell table:style-name="ce8" office:value-type="string" office:string-value=""/>
          <table:table-cell office:value-type="string" table:style-name="ce8" office:string-value="Trade Item Location Profile">
            <text:p>Trade Item Location Profil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0]&lt;&gt;&quot;&quot;;CONCATENATE([.F10];&quot; &quot;;[.G10]);[.G10])"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0]&lt;&gt;&quot;&quot;;CONCATENATE([.J10];&quot;_ &quot;;[.I10];&quot;. Type&quot;);CONCATENATE([.I10];&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8" office:string-value="Trade Item Location Profile. Issue Time. Time">
            <text:p>Trade Item Location Profile. Issue Time. Time</text:p>
          </table:table-cell>
          <table:table-cell table:style-name="ce8" office:value-type="string" office:string-value=""/>
          <table:table-cell office:value-type="string" table:style-name="ce8" office:string-value="Trade Item Location Profile">
            <text:p>Trade Item Location Profil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1]&lt;&gt;&quot;&quot;;CONCATENATE([.F11];&quot; &quot;;[.G11]);[.G11])"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1]&lt;&gt;&quot;&quot;;CONCATENATE([.J11];&quot;_ &quot;;[.I11];&quot;. Type&quot;);CONCATENATE([.I11];&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8" office:string-value="Trade Item Location Profile. Note. Text">
            <text:p>Trade Item Location Profile. Note. Text</text:p>
          </table:table-cell>
          <table:table-cell table:style-name="ce8" office:value-type="string" office:string-value=""/>
          <table:table-cell office:value-type="string" table:style-name="ce8" office:string-value="Trade Item Location Profile">
            <text:p>Trade Item Location Profil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2]&lt;&gt;&quot;&quot;;CONCATENATE([.F12];&quot; &quot;;[.G12]);[.G12])"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2]&lt;&gt;&quot;&quot;;CONCATENATE([.J12];&quot;_ &quot;;[.I12];&quot;. Type&quot;);CONCATENATE([.I12];&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ProfileStatusCode">
            <text:p>ProfileStatusCode</text:p>
          </table:table-cell>
          <table:table-cell office:value-type="string" table:style-name="ce8" office:string-value="Trade Item Location Profile. Profile_ Status Code. Code">
            <text:p>Trade Item Location Profile. Profile_ Status Code. Code</text:p>
          </table:table-cell>
          <table:table-cell table:style-name="ce8" office:value-type="string" office:string-value=""/>
          <table:table-cell office:value-type="string" table:style-name="ce8" office:string-value="Trade Item Location Profile">
            <text:p>Trade Item Location Profile</text:p>
          </table:table-cell>
          <table:table-cell office:value-type="string" table:style-name="ce8" office:string-value="Profile">
            <text:p>Profile</text:p>
          </table:table-cell>
          <table:table-cell office:value-type="string" table:style-name="ce8" office:string-value="Status">
            <text:p>Status</text:p>
          </table:table-cell>
          <table:table-cell office:value-type="string" table:style-name="ce8" office:string-value="Code">
            <text:p>Code</text:p>
          </table:table-cell>
          <table:table-cell office:value-type="string" table:style-name="ce3" table:formula="of:=IF([.F13]&lt;&gt;&quot;&quot;;CONCATENATE([.F13];&quot; &quot;;[.G13]);[.G13])" office:string-value="Status Code">
            <text:p>Status Code</text:p>
          </table:table-cell>
          <table:table-cell office:value-type="string" table:style-name="ce8" office:string-value="Code">
            <text:p>Code</text:p>
          </table:table-cell>
          <table:table-cell table:style-name="ce8" office:value-type="string" office:string-value=""/>
          <table:table-cell office:value-type="string" table:style-name="ce3" table:formula="of:=IF([.J13]&lt;&gt;&quot;&quot;;CONCATENATE([.J13];&quot;_ &quot;;[.I13];&quot;. Type&quot;);CONCATENATE([.I13];&quot;. Type&quot;))" office:string-value="Code. Type">
            <text:p>Cod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code signifying the status of this Trade Item Location Profile.">
            <text:p>A code signifying the status of this Trade Item Location Profil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lan">
            <text:p>Plan</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Period">
            <text:p>Period</text:p>
          </table:table-cell>
          <table:table-cell table:style-name="ce9" office:value-type="string" office:string-value="Trade Item Location Profile. Period">
            <text:p>Trade Item Location Profile. Period</text:p>
          </table:table-cell>
          <table:table-cell table:style-name="ce9" office:value-type="string" office:string-value=""/>
          <table:table-cell table:style-name="ce9" office:value-type="string" office:string-value="Trade Item Location Profile">
            <text:p>Trade Item Location Profil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4]"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n association to Period.">
            <text:p>An association to Perio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9" office:value-type="string" office:string-value="Trade Item Location Profile. Document Reference">
            <text:p>Trade Item Location Profile. Document Reference</text:p>
          </table:table-cell>
          <table:table-cell table:style-name="ce9" office:value-type="string" office:string-value=""/>
          <table:table-cell table:style-name="ce9" office:value-type="string" office:string-value="Trade Item Location Profile">
            <text:p>Trade Item Location Profil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5]" office:value-type="string" office:string-value="Document Reference">
            <text:p>Document Reference</text:p>
          </table:table-cell>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Document Reference">
            <text:p>Document Referenc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reference to another document associated with this document.">
            <text:p>A reference to another document associated with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9"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9" office:value-type="string" office:string-value="Trade Item Location Profile. Signature">
            <text:p>Trade Item Location Profile. Signature</text:p>
          </table:table-cell>
          <table:table-cell table:style-name="ce9" office:value-type="string" office:string-value=""/>
          <table:table-cell table:style-name="ce9" office:value-type="string" office:string-value="Trade Item Location Profile">
            <text:p>Trade Item Location Profil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6]"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9" office:value-type="string" office:string-value="Trade Item Location Profile. Sender_ Party. Party">
            <text:p>Trade Item Location Profile. Sender_ Party. Party</text:p>
          </table:table-cell>
          <table:table-cell table:style-name="ce9" office:value-type="string" office:string-value=""/>
          <table:table-cell table:style-name="ce9" office:value-type="string" office:string-value="Trade Item Location Profile">
            <text:p>Trade Item Location Profile</text:p>
          </table:table-cell>
          <table:table-cell table:style-name="ce9" office:value-type="string" office:string-value="Sender">
            <text:p>Sender</text:p>
          </table:table-cell>
          <table:table-cell table:style-name="ce9" office:value-type="string" office:string-value=""/>
          <table:table-cell table:style-name="ce9" office:value-type="string" office:string-value=""/>
          <table:table-cell table:style-name="ce9" table:formula="of:=[.M17]"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sender.">
            <text:p>The s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9" office:value-type="string" office:string-value="Trade Item Location Profile. Receiver_ Party. Party">
            <text:p>Trade Item Location Profile. Receiver_ Party. Party</text:p>
          </table:table-cell>
          <table:table-cell table:style-name="ce9" office:value-type="string" office:string-value=""/>
          <table:table-cell table:style-name="ce9" office:value-type="string" office:string-value="Trade Item Location Profile">
            <text:p>Trade Item Location Profile</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18]"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receiver.">
            <text:p>The receiv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BuyerCustomerParty">
            <text:p>BuyerCustomerParty</text:p>
          </table:table-cell>
          <table:table-cell table:style-name="ce9" office:value-type="string" office:string-value="Trade Item Location Profile. Buyer_ Customer Party. Customer Party">
            <text:p>Trade Item Location Profile. Buyer_ Customer Party. Customer Party</text:p>
          </table:table-cell>
          <table:table-cell table:style-name="ce9" office:value-type="string" office:string-value=""/>
          <table:table-cell table:style-name="ce9" office:value-type="string" office:string-value="Trade Item Location Profile">
            <text:p>Trade Item Location Profile</text:p>
          </table:table-cell>
          <table:table-cell table:style-name="ce9" office:value-type="string" office:string-value="Buyer">
            <text:p>Buyer</text:p>
          </table:table-cell>
          <table:table-cell table:style-name="ce9" office:value-type="string" office:string-value=""/>
          <table:table-cell table:style-name="ce9" office:value-type="string" office:string-value=""/>
          <table:table-cell table:style-name="ce9" table:formula="of:=[.M19]"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buyer.">
            <text:p>The buy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llerSupplierParty">
            <text:p>SellerSupplierParty</text:p>
          </table:table-cell>
          <table:table-cell table:style-name="ce9" office:value-type="string" office:string-value="Trade Item Location Profile. Seller_ Supplier Party. Supplier Party">
            <text:p>Trade Item Location Profile. Seller_ Supplier Party. Supplier Party</text:p>
          </table:table-cell>
          <table:table-cell table:style-name="ce9" office:value-type="string" office:string-value=""/>
          <table:table-cell table:style-name="ce9" office:value-type="string" office:string-value="Trade Item Location Profile">
            <text:p>Trade Item Location Profile</text:p>
          </table:table-cell>
          <table:table-cell table:style-name="ce9" office:value-type="string" office:string-value="Seller">
            <text:p>Seller</text:p>
          </table:table-cell>
          <table:table-cell table:style-name="ce9" office:value-type="string" office:string-value=""/>
          <table:table-cell table:style-name="ce9" office:value-type="string" office:string-value=""/>
          <table:table-cell table:style-name="ce9" table:formula="of:=[.M20]" office:value-type="string" office:string-value="Supplier Party">
            <text:p>Supplier Party</text:p>
          </table:table-cell>
          <table:table-cell table:style-name="ce9" office:value-type="string" office:string-value="Supplier Party">
            <text:p>Suppli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upplier Party">
            <text:p>Supplier 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seller.">
            <text:p>The sell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temManagementProfile">
            <text:p>ItemManagementProfile</text:p>
          </table:table-cell>
          <table:table-cell table:style-name="ce9" office:value-type="string" office:string-value="Trade Item Location Profile. Item Management Profile">
            <text:p>Trade Item Location Profile. Item Management Profile</text:p>
          </table:table-cell>
          <table:table-cell table:style-name="ce9" office:value-type="string" office:string-value=""/>
          <table:table-cell table:style-name="ce9" office:value-type="string" office:string-value="Trade Item Location Profile">
            <text:p>Trade Item Location Profil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Item Management Profile">
            <text:p>Item Management Profile</text:p>
          </table:table-cell>
          <table:table-cell table:style-name="ce9" office:value-type="string" office:string-value="Item Management Profile">
            <text:p>Item Management Profil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Item Management Profile">
            <text:p>Item Management Profile</text:p>
          </table:table-cell>
          <table:table-cell table:style-name="ce9" office:value-type="string" office:string-value=""/>
          <table:table-cell table:style-name="ce9" office:value-type="string" office:string-value="1..n">
            <text:p>1..n</text:p>
          </table:table-cell>
          <table:table-cell table:style-name="ce9" office:value-type="string" office:string-value="ASBIE">
            <text:p>ASBIE</text:p>
          </table:table-cell>
          <table:table-cell table:style-name="ce9" office:value-type="string" office:string-value="A profile specifying replenishment policies for a particular trade item.">
            <text:p>A profile specifying replenishment policies for a particular trade item.</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lan">
            <text:p>Plan</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